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1.72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45.16mm"/>
    </style:style>
    <style:style style:name="co6" style:family="table-column">
      <style:table-column-properties fo:break-before="auto" style:column-width="43.87mm"/>
    </style:style>
    <style:style style:name="co7" style:family="table-column">
      <style:table-column-properties fo:break-before="auto" style:column-width="58.6mm"/>
    </style:style>
    <style:style style:name="co8" style:family="table-column">
      <style:table-column-properties fo:break-before="auto" style:column-width="15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53mm" fo:break-before="auto" style:use-optimal-row-height="false"/>
    </style:style>
    <style:style style:name="ro3" style:family="table-row">
      <style:table-row-properties style:row-height="27.83mm" fo:break-before="auto" style:use-optimal-row-height="false"/>
    </style:style>
    <style:style style:name="ro4" style:family="table-row">
      <style:table-row-properties style:row-height="122.82mm" fo:break-before="auto" style:use-optimal-row-height="true"/>
    </style:style>
    <style:style style:name="ro5" style:family="table-row">
      <style:table-row-properties style:row-height="44.45mm" fo:break-before="auto" style:use-optimal-row-height="false"/>
    </style:style>
    <style:style style:name="ro6" style:family="table-row">
      <style:table-row-properties style:row-height="93.87mm" fo:break-before="auto" style:use-optimal-row-height="false"/>
    </style:style>
    <style:style style:name="ro7" style:family="table-row">
      <style:table-row-properties style:row-height="28.26mm" fo:break-before="auto" style:use-optimal-row-height="true"/>
    </style:style>
    <style:style style:name="ro8" style:family="table-row">
      <style:table-row-properties style:row-height="137.51mm" fo:break-before="auto" style:use-optimal-row-height="true"/>
    </style:style>
    <style:style style:name="ro9" style:family="table-row">
      <style:table-row-properties style:row-height="71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mm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order="0.99pt solid #000000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b3cac7"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fo:border="0.99pt solid #000000"/>
      <style:text-properties style:font-name="Liberation Sans" fo:font-size="10pt" style:font-size-asian="10pt" style:font-size-complex="10pt"/>
    </style:style>
    <style:style style:name="ce14" style:family="table-cell" style:parent-style-name="Default">
      <style:table-cell-properties fo:wrap-option="wrap" fo:border="0.99pt solid #000000" style:vertical-align="top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99pt solid #000000" style:vertical-align="top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99pt solid #000000" style:vertical-align="middle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wrap-option="wrap" fo:border="0.99pt solid #000000" style:vertical-align="top"/>
      <style:text-properties fo:color="#000000" style:font-name="Liberation Sans" fo:font-size="10pt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2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justify" fo:margin-left="0mm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wrap-option="wrap" fo:border="0.99pt solid #000000" style:vertical-align="middle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99pt solid #000000" style:vertical-align="middle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0.99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 fo:border="0.99pt solid #000000" style:vertical-align="top"/>
      <style:paragraph-properties fo:text-align="start" fo:margin-left="0m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 fo:border="0.99pt solid #000000"/>
      <style:text-properties style:font-name="Liberation Sans" fo:font-size="10pt" style:font-size-asian="10pt" style:font-size-complex="10pt"/>
    </style:style>
    <style:style style:name="ce44" style:family="table-cell" style:parent-style-name="Default">
      <style:table-cell-properties fo:wrap-option="wrap" fo:border="0.99pt solid #000000" style:vertical-align="top"/>
      <style:text-properties style:font-name="Liberation Sans" fo:font-size="10pt" fo:language="none" fo:country="none" fo:font-style="normal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Liberation Sans1" style:font-size-complex="10pt" style:language-complex="none" style:country-complex="none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99pt solid #000000" style:vertical-align="top"/>
      <style:text-properties fo:color="#00000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="0.99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order="0.99pt solid #000000"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48" style:family="table-cell" style:parent-style-name="Default">
      <style:table-cell-properties style:text-align-source="fix" style:repeat-content="false" fo:border="0.99pt solid #000000"/>
      <style:paragraph-properties fo:text-align="start" fo:margin-left="0mm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4c7dc" fo:border="0.99pt solid #000000"/>
      <style:text-properties style:font-name="Liberation Sans" fo:font-size="10pt" style:font-size-asian="10pt" style:font-size-complex="10pt"/>
    </style:style>
    <style:style style:name="T1" style:family="text">
      <style:text-properties fo:color="#000000" fo:font-size="10pt" style:text-underline-style="none" style:text-underline-color="font-color" style:text-line-through-type="none" style:text-outline="false" fo:text-shadow="none" fo:language="ru" fo:country="RU" style:font-size-asian="10pt" style:font-size-complex="10pt" style:font-weight-complex="normal" style:font-style-complex="normal"/>
    </style:style>
    <style:style style:name="T2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 fo:language="en" fo:country="US"/>
    </style:style>
    <style:style style:name="T3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 fo:language="ru" fo:country="RU"/>
    </style:style>
    <style:style style:name="T4" style:family="text">
      <style:text-properties fo:color="#000000" fo:font-size="10pt" style:text-underline-style="none" style:text-underline-color="font-color" style:text-line-through-type="none" style:text-outline="false" fo:text-shadow="none" style:font-size-asian="10pt" style:font-size-complex="10pt" style:font-weight-complex="normal" style:font-style-complex="normal"/>
    </style:style>
    <style:style style:name="T5" style:family="text">
      <style:text-properties fo:color="#000000" fo:font-size="10pt" style:text-underline-style="none" style:text-underline-color="font-color" style:text-line-through-type="none" style:text-outline="false" fo:text-shadow="none" fo:language="en" fo:country="US" style:font-size-asian="10pt" style:font-size-complex="10pt" style:font-weight-complex="normal" style:font-style-complex="normal"/>
    </style:style>
    <style:style style:name="T6" style:family="text">
      <style:text-properties fo:font-size="10pt" fo:language="ru" fo:country="RU" style:font-size-asian="10pt" style:font-size-complex="10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20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table:style-name="ce1" office:value-type="string" calcext:value-type="string" table:number-columns-spanned="8" table:number-rows-spanned="5">
            <text:p>Общие Faield</text:p>
            <text:p>Общие Passed</text:p>
            <text:p>Дата</text:p>
            <text:p>Билд</text:p>
            <text:p>Браузер</text:p>
          </table:table-cell>
          <table:covered-table-cell table:number-columns-repeated="2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table:style-name="ce48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office:value-type="string" calcext:value-type="string">
            <text:p>03/02/20</text:p>
          </table:table-cell>
          <table:table-cell table:number-columns-repeated="55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table:number-columns-repeated="56"/>
        </table:table-row>
        <table:table-row table:style-name="ro1">
          <table:covered-table-cell table:number-columns-repeated="3" table:style-name="ce3"/>
          <table:covered-table-cell table:style-name="ce17"/>
          <table:covered-table-cell table:number-columns-repeated="4" table:style-name="ce3"/>
          <table:table-cell office:value-type="string" calcext:value-type="string">
            <text:p>Windows</text:p>
          </table:table-cell>
          <table:table-cell table:number-columns-repeated="55"/>
        </table:table-row>
        <table:table-row table:style-name="ro2">
          <table:table-cell table:style-name="ce10" office:value-type="string" calcext:value-type="string">
            <text:p>№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st title</text:p>
          </table:table-cell>
          <table:table-cell table:style-name="ce10" office:value-type="string" calcext:value-type="string">
            <text:p>Precondition</text:p>
          </table:table-cell>
          <table:table-cell table:style-name="ce10" office:value-type="string" calcext:value-type="string">
            <text:p>Test steps</text:p>
          </table:table-cell>
          <table:table-cell table:style-name="ce10" office:value-type="string" calcext:value-type="string">
            <text:p>Test data</text:p>
          </table:table-cell>
          <table:table-cell table:style-name="ce10" office:value-type="string" calcext:value-type="string">
            <text:p>Expected result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Status</text:p>
          </table:table-cell>
          <table:table-cell table:style-name="ce34" table:number-columns-repeated="55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Поиск </text:p>
          </table:table-cell>
          <table:table-cell table:style-name="ce14" office:value-type="string" calcext:value-type="string">
            <text:p>Поиск информации по запросу </text:p>
          </table:table-cell>
          <table:table-cell table:style-name="ce21" office:value-type="string" calcext:value-type="string">
            <text:p>Открыть поисковую систему Яндекс</text:p>
          </table:table-cell>
          <table:table-cell table:style-name="ce24" office:value-type="string" calcext:value-type="string">
            <text:p>1. В строку поиска ввести запрос</text:p>
            <text:p> 2. Hажать кнопку «Найти»</text:p>
          </table:table-cell>
          <table:table-cell table:style-name="ce19" office:value-type="string" calcext:value-type="string">
            <text:p>Рецепт пиццы</text:p>
          </table:table-cell>
          <table:table-cell table:style-name="ce14" office:value-type="string" calcext:value-type="string">
            <text:p>Запрос отображается в строке поиска</text:p>
            <text:p> Появляется страница/ы результатов поиска с документами, которые содержат ключевые слова  запроса в  названии</text:p>
          </table:table-cell>
          <table:table-cell table:style-name="ce19" office:value-type="string" calcext:value-type="string">
            <text:p>Высокий</text:p>
          </table:table-cell>
          <table:table-cell table:style-name="ce19" office:value-type="string" calcext:value-type="string">
            <text:p>Пройден</text:p>
          </table:table-cell>
          <table:table-cell table:number-columns-repeated="55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<text:s/>Email. Отправка </text:p>
          </table:table-cell>
          <table:table-cell table:style-name="ce14" office:value-type="string" calcext:value-type="string">
            <text:p>Отправка электронного письма </text:p>
          </table:table-cell>
          <table:table-cell table:style-name="ce22" office:value-type="string" calcext:value-type="string">
            <text:p><text:span text:style-name="T1">Открыть  Mail.ru</text:span></text:p>
            <text:p><text:span text:style-name="T1">Cоздать  </text:span><text:span text:style-name="T2">email (если нужно) </text:span><text:span text:style-name="T3">в данном почтовом сервисе и другом почтовом сервисе.   Залогиниться на  Мvail.ru  и Яндекс Почта.</text:span></text:p>
          </table:table-cell>
          <table:table-cell table:style-name="ce24" office:value-type="string" calcext:value-type="string">
            <text:p><text:span text:style-name="T4">1. Нажать кнопку «Написать письмо»</text:span></text:p>
            <text:p/>
            <text:p><text:span text:style-name="T5">2. </text:span><text:span text:style-name="T3">Ввести существующий адрес получателя в строке «Кому»</text:span></text:p>
            <text:p/>
            <text:p><text:span text:style-name="T6">3. Написать тему письма в строке «Тема» </text:span></text:p>
            <text:p/>
            <text:p><text:span text:style-name="T1">4. Ввести текст письма </text:span></text:p>
            <text:p/>
            <text:p><text:span text:style-name="T1">5. Нажать кнопку «Уведомить»</text:span></text:p>
            <text:p/>
            <text:p><text:span text:style-name="T6">6. Нажать кнопку «Отправить»</text:span></text:p>
            <text:p/>
            <text:p><text:span text:style-name="T6">7. Зайти в папку «Отправленные»</text:span></text:p>
            <text:p/>
            <text:p><text:span text:style-name="T6">8. Зайти во «Входящие»</text:span></text:p>
            <text:p/>
            <text:p/>
            <text:p><text:span text:style-name="T6">9. Зайти на Яндекс.Почта, нажать «Входящие»б проверить наличие письма</text:span></text:p>
            <text:p/>
            <text:p/>
            <text:p/>
          </table:table-cell>
          <table:table-cell table:style-name="ce19" office:value-type="string" calcext:value-type="string">
            <text:p/>
            <text:p/>
            <text:p/>
            <text:p><text:a xlink:href="mailto:tester@yandex.ru" xlink:type="simple">tester@yandex.ru</text:a></text:p>
            <text:p/>
            <text:p/>
            <text:p/>
            <text:p>Тест</text:p>
            <text:p/>
            <text:p/>
            <text:p>Проверка отправки</text:p>
          </table:table-cell>
          <table:table-cell table:style-name="ce44" office:value-type="string" calcext:value-type="string">
            <text:p>Появляется форма для написания нового письма</text:p>
            <text:p/>
            <text:p>Адрес получателя отображается в строке «Кому»</text:p>
            <text:p/>
            <text:p/>
            <text:p>Надпись отображается в строке</text:p>
            <text:p/>
            <text:p/>
            <text:p>Текст отображается в теле письма</text:p>
            <text:p/>
            <text:p>Кнопка подсвечивается желтым </text:p>
            <text:p/>
            <text:p/>
            <text:p>Появляется сообщение: «Письмо отправлено»</text:p>
            <text:p/>
            <text:p>Наличие письма, которое было отправлено </text:p>
            <text:p/>
            <text:p>Наличие уведомления от почтовой системы Яндекса об успешной доставке письма.</text:p>
            <text:p/>
            <text:p>Письмо доставлено</text:p>
          </table:table-cell>
          <table:table-cell table:style-name="ce19" office:value-type="string" calcext:value-type="string">
            <text:p>Высокий</text:p>
          </table:table-cell>
          <table:table-cell table:style-name="ce19" office:value-type="string" calcext:value-type="string">
            <text:p>Пройден</text:p>
          </table:table-cell>
          <table:table-cell table:number-columns-repeated="55"/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Сложение </text:p>
          </table:table-cell>
          <table:table-cell table:style-name="ce15" office:value-type="string" calcext:value-type="string">
            <text:p>Сложение двух чисел </text:p>
          </table:table-cell>
          <table:table-cell table:style-name="ce15" office:value-type="string" calcext:value-type="string">
            <text:p>Открыть приложение калькулятор</text:p>
          </table:table-cell>
          <table:table-cell table:style-name="ce25" office:value-type="string" calcext:value-type="string">
            <text:p>1. Ввести первое число</text:p>
            <text:p/>
            <text:p>2. Нажать кнопку со знаком «+»   </text:p>
            <text:p>3. Ввести второе число  </text:p>
            <text:p/>
            <text:p>4. Нажать кнопку со знаком «=»   </text:p>
          </table:table-cell>
          <table:table-cell/>
          <table:table-cell table:style-name="ce25" office:value-type="string" calcext:value-type="string">
            <text:p>Число 5 отображается на экране калькулятора</text:p>
            <text:p>Знак + отображается на экране калькулятора  </text:p>
            <text:p>Число 12  отображается на экране калькулятора </text:p>
            <text:p>Знак = отображается на экране калькулятора и появляется результат операции сложения 17 </text:p>
          </table:table-cell>
          <table:table-cell office:value-type="string" calcext:value-type="string">
            <text:p>Высокий</text:p>
          </table:table-cell>
          <table:table-cell table:style-name="ce19" office:value-type="string" calcext:value-type="string">
            <text:p>Пройден</text:p>
          </table:table-cell>
          <table:table-cell table:number-columns-repeated="55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9" office:value-type="string" calcext:value-type="string">
            <text:p>Построение маршрута</text:p>
          </table:table-cell>
          <table:table-cell table:style-name="ce15" office:value-type="string" calcext:value-type="string">
            <text:p>Построение пешеходного маршрута </text:p>
          </table:table-cell>
          <table:table-cell table:style-name="ce15" office:value-type="string" calcext:value-type="string">
            <text:p>Открыть приложение Яндекс.карты</text:p>
          </table:table-cell>
          <table:table-cell table:style-name="ce25" office:value-type="string" calcext:value-type="string">
            <text:p>1. В строку поиска вести адрес   </text:p>
            <text:p/>
            <text:p/>
            <text:p>2. Нажать кнопку «Маршрут»         </text:p>
            <text:p/>
            <text:p/>
            <text:p/>
            <text:p/>
            <text:p/>
            <text:p>3. Выбрать вид транспорта, нажать на значок «человек»  </text:p>
            <text:p>  </text:p>
            <text:p>4. В пустое поле «точка отправления» ввести адрес отправления  </text:p>
          </table:table-cell>
          <table:table-cell table:style-name="ce14" office:value-type="string" calcext:value-type="string">
            <text:p>Проспект Чернышевского, 4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Лиговский пр-т, 81</text:p>
            <text:p/>
            <text:p/>
            <text:p/>
            <text:p/>
            <text:p/>
            <text:p/>
            <text:p/>
            <text:p/>
          </table:table-cell>
          <table:table-cell table:style-name="ce25" office:value-type="string" calcext:value-type="string">
            <text:p>Адрес отображается в строке поиска, также точка отображается на карте- появляется красный значок.  </text:p>
            <text:p>Под строкой поиска появляется маршрутная панель с полями одно из которых отображает введенный адрес, второе пустое для ввода точки отпраления, значок на карте меняет цвет на черный   </text:p>
            <text:p>Подтверждение выбранного режима-изображение человека меняет цвет на белый и помещается в черный круг.  </text:p>
            <text:p>Адрес отображается в поле ввода, точка отправления отображается на карте красным значком, на карте появляются линии разного цвета, обозначающие маршрут.  В маршрутной панели  появляются строки с указанием времени в пути и расстоянием  </text:p>
          </table:table-cell>
          <table:table-cell table:style-name="ce14" office:value-type="string" calcext:value-type="string">
            <text:p>Высокий</text:p>
          </table:table-cell>
          <table:table-cell table:style-name="ce19" office:value-type="string" calcext:value-type="string">
            <text:p>Пройден</text:p>
          </table:table-cell>
          <table:table-cell table:number-columns-repeated="55"/>
        </table:table-row>
        <table:table-row table:style-name="ro7">
          <table:table-cell table:style-name="ce11" office:value-type="float" office:value="5" calcext:value-type="float">
            <text:p>5</text:p>
          </table:table-cell>
          <table:table-cell table:style-name="ce19" office:value-type="string" calcext:value-type="string">
            <text:p>Медиа.Аудио.Плеер</text:p>
          </table:table-cell>
          <table:table-cell table:style-name="ce14" office:value-type="string" calcext:value-type="string">
            <text:p>Воспроизвеение аудиофайла в ВК</text:p>
          </table:table-cell>
          <table:table-cell table:style-name="ce23" office:value-type="string" calcext:value-type="string">
            <text:p>Загрузить соответствующий требованиям аудиофайл в раздел «Музыка» на странице авторизованного пользователя. Залогиниться</text:p>
          </table:table-cell>
          <table:table-cell table:style-name="ce26" office:value-type="string" calcext:value-type="string">
            <text:p>1. Зайти в раздел «Музыка </text:p>
            <text:p>2.Выбрать файл.</text:p>
            <text:p> 3.Нажать кнопку воспроизведения  на плеере.</text:p>
          </table:table-cell>
          <table:table-cell/>
          <table:table-cell table:style-name="ce25" office:value-type="string" calcext:value-type="string">
            <text:p>Открылась страница.</text:p>
            <text:p/>
            <text:p>Файл воспроизводися.</text:p>
          </table:table-cell>
          <table:table-cell table:style-name="ce19" office:value-type="string" calcext:value-type="string">
            <text:p>Средний</text:p>
          </table:table-cell>
          <table:table-cell table:style-name="ce19" office:value-type="string" calcext:value-type="string">
            <text:p>Пройден</text:p>
          </table:table-cell>
          <table:table-cell table:number-columns-repeated="55"/>
        </table:table-row>
        <table:table-row table:style-name="ro8">
          <table:table-cell table:style-name="ce11" office:value-type="float" office:value="6" calcext:value-type="float">
            <text:p>6</text:p>
          </table:table-cell>
          <table:table-cell table:style-name="ce19" office:value-type="string" calcext:value-type="string">
            <text:p>Авторизация</text:p>
          </table:table-cell>
          <table:table-cell table:style-name="ce14" office:value-type="string" calcext:value-type="string">
            <text:p>Регистрация учетной записи в Скайп с использованием email</text:p>
          </table:table-cell>
          <table:table-cell table:style-name="ce22" office:value-type="string" calcext:value-type="string">
            <text:p>Открыть приложение создать email, если необходимо <text:a xlink:href="mailto:testernew@yandex.ru" xlink:type="simple">testernew@yandex.ru</text:a></text:p>
          </table:table-cell>
          <table:table-cell table:style-name="ce25" office:value-type="string" calcext:value-type="string">
            <text:p>1. Зайти на страницу создание учетной записи, выбрать опцию «использовать существующий адрес электронной почты» </text:p>
            <text:p/>
            <text:p>2. Ввести email  </text:p>
            <text:p>3.нажать кнопку «Далее» </text:p>
            <text:p/>
            <text:p>4. Ввести пароль  </text:p>
            <text:p>5. Нажать кнопку «Далее»  </text:p>
            <text:p/>
            <text:p>6. Вести фамилию   </text:p>
            <text:p>7. Ввести  имя  </text:p>
            <text:p>8.Нажать кнопку «Далее»   9. Проверить  наличие письма , отправленного на email, указанный в регистрации на наличие кода безопасности  10. Ввести кода безопасности 11. Нажать кнопку «Далее»   </text:p>
            <text:p>12.Ввести символы указанные на странице  13. Нажать кнопку «Далее» </text:p>
          </table:table-cell>
          <table:table-cell table:style-name="ce28" office:value-type="string" calcext:value-type="string">
            <text:p>          </text:p>
            <text:p/>
            <text:p/>
            <text:p/>
            <text:p/>
            <text:p/>
            <text:p/>
            <text:p><text:span text:style-name="T7"><text:a xlink:href="mailto:testernew@yandex.ru" xlink:type="simple">testernew@yandex.ru</text:a></text:span></text:p>
            <text:p/>
            <text:p/>
            <text:p>123456789     </text:p>
            <text:p/>
            <text:p/>
            <text:p>Тестеров   </text:p>
            <text:p>Тест          </text:p>
            <text:p/>
            <text:p/>
            <text:p/>
            <text:p/>
            <text:p/>
            <text:p/>
            <text:p>9443     </text:p>
            <text:p/>
            <text:p/>
            <text:p>SLRP6MJS        </text:p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25" office:value-type="string" calcext:value-type="string">
            <text:p>Открывается форма с возможностью ввести email  </text:p>
            <text:p/>
            <text:p/>
            <text:p/>
            <text:p/>
            <text:p/>
            <text:p>Email отображается на строке  Переход на страницу «создание пароля» </text:p>
            <text:p>Отображается 9 точек  </text:p>
            <text:p>Переход на страницу «как вас зовут»  </text:p>
            <text:p>Отображение Фамилии  Отображение Имени  </text:p>
            <text:p>Переход на страницу проверки emeil   </text:p>
            <text:p>Наличие письма с кодом    </text:p>
            <text:p/>
            <text:p/>
            <text:p/>
            <text:p>Код отображается в строке  ввод </text:p>
            <text:p>Переход на страницу «Создание учетной записи»  </text:p>
            <text:p>Символы отображаются в строке ввода  </text:p>
            <text:p>Появление страницы  с именем пользователя </text:p>
          </table:table-cell>
          <table:table-cell table:style-name="ce19" office:value-type="string" calcext:value-type="string">
            <text:p>Высокий</text:p>
          </table:table-cell>
          <table:table-cell table:number-columns-repeated="56"/>
        </table:table-row>
        <table:table-row table:style-name="ro9"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ВК.Отправка сообщений.</text:p>
          </table:table-cell>
          <table:table-cell table:style-name="ce14" office:value-type="string" calcext:value-type="string">
            <text:p>Отправка сообщения в ВК</text:p>
          </table:table-cell>
          <table:table-cell table:style-name="ce14" office:value-type="string" calcext:value-type="string">
            <text:p>Наличие 2 авторизованных пользователей tester1 tester2 .</text:p>
            <text:p>Открыто 2 браузера в одном залогинен tester1,  в другом  tester2  или в одном браузере одно из  окно  открыто в режиме инкогнито</text:p>
          </table:table-cell>
          <table:table-cell table:style-name="ce27" office:value-type="string" calcext:value-type="string">
            <text:p>1. Зайти на страницу пользователя  tester1, перейти по ссылке на страницу пользователя tester2  </text:p>
            <text:p>2.Нажать кнопку «написать сообщение» </text:p>
            <text:p>3. Написать сообщение</text:p>
            <text:p/>
            <text:p>4. Нажать кнопку «отправить»  </text:p>
            <text:p>5.Перейти в другой браузер Зайти на страницу  пользователя  tester2 как  авторизованный пользователь по, проверить наличие сообщение </text:p>
          </table:table-cell>
          <table:table-cell table:style-name="ce29"/>
          <table:table-cell table:style-name="ce31" office:value-type="string" calcext:value-type="string">
            <text:p>Переход на страницу пользователя тестер tester2 </text:p>
            <text:p/>
            <text:p/>
            <text:p/>
            <text:p>Открывается диалоговое окно  </text:p>
            <text:p/>
            <text:p>Символы  отображается в поле ввода сообщения </text:p>
            <text:p> </text:p>
            <text:p>Появляется сообщение, подтверждающее отправку сообщения </text:p>
            <text:p/>
            <text:p/>
            <text:p/>
            <text:p>Есть сообщение от  tester1 </text:p>
          </table:table-cell>
          <table:table-cell table:style-name="ce32" office:value-type="string" calcext:value-type="string">
            <text:p>Высокий</text:p>
          </table:table-cell>
          <table:table-cell table:number-columns-repeated="56"/>
        </table:table-row>
        <table:table-row table:style-name="ro1">
          <table:table-cell table:number-columns-repeated="7"/>
          <table:table-cell table:style-name="ce33"/>
          <table:table-cell table:number-columns-repeated="56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21:26:37.7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15:47:42.956000000</meta:creation-date>
    <meta:generator>LibreOffice/6.3.3.2$Windows_x86 LibreOffice_project/a64200df03143b798afd1ec74a12ab50359878ed</meta:generator>
    <dc:date>2020-02-03T21:40:23.267000000</dc:date>
    <meta:editing-duration>PT2H42M23S</meta:editing-duration>
    <meta:editing-cycles>16</meta:editing-cycles>
    <meta:print-date>2020-02-03T19:29:29.367000000</meta:print-date>
    <meta:document-statistic meta:table-count="1" meta:cell-count="71" meta:object-count="0"/>
  </office:meta>
</office:document-meta>
</file>